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5.025cm"/>
    </style:style>
    <style:style style:name="co4" style:family="table-column">
      <style:table-column-properties fo:break-before="auto" style:column-width="5.505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6.285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3.23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6.62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4.486cm"/>
    </style:style>
    <style:style style:name="co15" style:family="table-column">
      <style:table-column-properties fo:break-before="auto" style:column-width="4.31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123141.1">
      <style:table-properties table:display="true" style:writing-mode="lr-tb"/>
    </style:style>
    <style:style style:name="ta2" style:family="table" style:master-page-name="PageStyle_5f_123141.2">
      <style:table-properties table:display="true" style:writing-mode="lr-tb"/>
    </style:style>
    <style:style style:name="ta3" style:family="table" style:master-page-name="PageStyle_5f_123141.3">
      <style:table-properties table:display="true" style:writing-mode="lr-tb"/>
    </style:style>
    <style:style style:name="ta4" style:family="table" style:master-page-name="PageStyle_5f_123141.4">
      <style:table-properties table:display="true" style:writing-mode="lr-tb"/>
    </style:style>
    <style:style style:name="ta5" style:family="table" style:master-page-name="PageStyle_5f_123141.5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3141.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Excel_20_Built-in_20_Normal"/>
        <table:table-row table:style-name="ro1">
          <table:table-cell office:value-type="string">
            <text:p>Naam Tegenrekening</text:p>
          </table:table-cell>
          <table:table-cell office:value-type="string">
            <text:p>Straat Tegenrekening</text:p>
          </table:table-cell>
          <table:table-cell office:value-type="string">
            <text:p>Postcode Tegenrekening</text:p>
          </table:table-cell>
          <table:table-cell office:value-type="string">
            <text:p>Woonplaats Tegenrekening</text:p>
          </table:table-cell>
          <table:table-cell office:value-type="string">
            <text:p>Land Tegenrekening</text:p>
          </table:table-cell>
          <table:table-cell office:value-type="string">
            <text:p>IBAN Tegenrekening</text:p>
          </table:table-cell>
          <table:table-cell office:value-type="string">
            <text:p>Ondertekeningsdatum Mandaat</text:p>
          </table:table-cell>
          <table:table-cell office:value-type="string">
            <text:p>Mandaat Id</text:p>
          </table:table-cell>
          <table:table-cell office:value-type="string">
            <text:p>Bedrag</text:p>
          </table:table-cell>
          <table:table-cell office:value-type="string">
            <text:p>Incassodatum</text:p>
          </table:table-cell>
          <table:table-cell office:value-type="string">
            <text:p>Soort Incasso</text:p>
          </table:table-cell>
          <table:table-cell office:value-type="string">
            <text:p>Omschrijving</text:p>
          </table:table-cell>
          <table:table-cell table:number-columns-repeated="1012"/>
        </table:table-row>
        <table:table-row table:style-name="ro1">
          <table:table-cell office:value-type="string">
            <text:p>D.G. Boer</text:p>
          </table:table-cell>
          <table:table-cell office:value-type="string">
            <text:p>K. de Vriezestraat 25</text:p>
          </table:table-cell>
          <table:table-cell office:value-type="string">
            <text:p>9741 AG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75INGB0009050710</text:p>
          </table:table-cell>
          <table:table-cell office:value-type="string">
            <text:p>23-9-2015</text:p>
          </table:table-cell>
          <table:table-cell office:value-type="string">
            <text:p>2423529</text:p>
          </table:table-cell>
          <table:table-cell office:value-type="float" office:value="1">
            <text:p>1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S.K.C. Reijntjes</text:p>
          </table:table-cell>
          <table:table-cell office:value-type="string">
            <text:p>Verlengde Hereweg 2</text:p>
          </table:table-cell>
          <table:table-cell office:value-type="string">
            <text:p>9722 AB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96 INGB 0008 8758 29</text:p>
          </table:table-cell>
          <table:table-cell office:value-type="string">
            <text:p>1-2-2010</text:p>
          </table:table-cell>
          <table:table-cell office:value-type="string">
            <text:p>1856251</text:p>
          </table:table-cell>
          <table:table-cell office:value-type="float" office:value="4">
            <text:p>4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M.H. Spaan</text:p>
          </table:table-cell>
          <table:table-cell office:value-type="string">
            <text:p>Kleine beer 16</text:p>
          </table:table-cell>
          <table:table-cell office:value-type="string">
            <text:p>9742 R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53RABO0314783210</text:p>
          </table:table-cell>
          <table:table-cell office:value-type="string">
            <text:p>3-3-2016</text:p>
          </table:table-cell>
          <table:table-cell office:value-type="string">
            <text:p>1860631</text:p>
          </table:table-cell>
          <table:table-cell office:value-type="float" office:value="6">
            <text:p>6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K. Wastenecker</text:p>
          </table:table-cell>
          <table:table-cell office:value-type="string">
            <text:p>Plutolaan 511</text:p>
          </table:table-cell>
          <table:table-cell office:value-type="string">
            <text:p>9742 GP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25SNSB0902720023</text:p>
          </table:table-cell>
          <table:table-cell office:value-type="string">
            <text:p>1-8-2015</text:p>
          </table:table-cell>
          <table:table-cell office:value-type="string">
            <text:p>150257</text:p>
          </table:table-cell>
          <table:table-cell office:value-type="float" office:value="1">
            <text:p>1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J. Hietbrink</text:p>
          </table:table-cell>
          <table:table-cell office:value-type="string">
            <text:p>Lage der A 3</text:p>
          </table:table-cell>
          <table:table-cell office:value-type="string">
            <text:p>9718 B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/>
          <table:table-cell office:value-type="string">
            <text:p>1-1-2008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M. L. Putten</text:p>
          </table:table-cell>
          <table:table-cell office:value-type="string">
            <text:p>S.O.J. Palmelaan 149</text:p>
          </table:table-cell>
          <table:table-cell office:value-type="string">
            <text:p>9728 VJ 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/>
          <table:table-cell office:value-type="string">
            <text:p>1-1-200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W.J. Bos</text:p>
          </table:table-cell>
          <table:table-cell office:value-type="string">
            <text:p>Plutolaan 239</text:p>
          </table:table-cell>
          <table:table-cell office:value-type="string">
            <text:p>9742 GG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44RABO0315801581</text:p>
          </table:table-cell>
          <table:table-cell office:value-type="string">
            <text:p>26-9-2013</text:p>
          </table:table-cell>
          <table:table-cell office:value-type="string">
            <text:p>216621</text:p>
          </table:table-cell>
          <table:table-cell office:value-type="float" office:value="1">
            <text:p>1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C. Bouziane</text:p>
          </table:table-cell>
          <table:table-cell office:value-type="string">
            <text:p>Kombuis 18</text:p>
          </table:table-cell>
          <table:table-cell office:value-type="string">
            <text:p>9732 GK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26INGB0004721318</text:p>
          </table:table-cell>
          <table:table-cell office:value-type="string">
            <text:p>2-12-2013</text:p>
          </table:table-cell>
          <table:table-cell office:value-type="string">
            <text:p>296601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B. Denzel</text:p>
          </table:table-cell>
          <table:table-cell office:value-type="string">
            <text:p>Lage der A 3</text:p>
          </table:table-cell>
          <table:table-cell office:value-type="string">
            <text:p>9718 B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50INGB0008538806</text:p>
          </table:table-cell>
          <table:table-cell office:value-type="string">
            <text:p>26-9-2017</text:p>
          </table:table-cell>
          <table:table-cell office:value-type="string">
            <text:p>2240386</text:p>
          </table:table-cell>
          <table:table-cell office:value-type="float" office:value="1">
            <text:p>1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S. Dijkstra</text:p>
          </table:table-cell>
          <table:table-cell office:value-type="string">
            <text:p>Singelweg 74A</text:p>
          </table:table-cell>
          <table:table-cell office:value-type="string">
            <text:p>9714 AW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98INGB0758630212</text:p>
          </table:table-cell>
          <table:table-cell office:value-type="string">
            <text:p>28-9-2015</text:p>
          </table:table-cell>
          <table:table-cell office:value-type="string">
            <text:p>2767333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H.A.J. Edskes</text:p>
          </table:table-cell>
          <table:table-cell office:value-type="string">
            <text:p>Jozef Israëlsstraat 83A</text:p>
          </table:table-cell>
          <table:table-cell office:value-type="string">
            <text:p>9718 GG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12INGB0007514200</text:p>
          </table:table-cell>
          <table:table-cell office:value-type="string">
            <text:p>15-9-2008</text:p>
          </table:table-cell>
          <table:table-cell office:value-type="string">
            <text:p>208267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J. Geschiere</text:p>
          </table:table-cell>
          <table:table-cell office:value-type="string">
            <text:p>Breitnerstraat 41</text:p>
          </table:table-cell>
          <table:table-cell office:value-type="string">
            <text:p>9718ML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75INGB0000522470</text:p>
          </table:table-cell>
          <table:table-cell office:value-type="string">
            <text:p>7-9-2017</text:p>
          </table:table-cell>
          <table:table-cell office:value-type="string">
            <text:p>348195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A.I. Jackson</text:p>
          </table:table-cell>
          <table:table-cell office:value-type="string">
            <text:p>Soendastraat 1</text:p>
          </table:table-cell>
          <table:table-cell office:value-type="string">
            <text:p>9715 NG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36RABO0102221790</text:p>
          </table:table-cell>
          <table:table-cell office:value-type="string">
            <text:p>20-9-2012</text:p>
          </table:table-cell>
          <table:table-cell office:value-type="string">
            <text:p>1856812</text:p>
          </table:table-cell>
          <table:table-cell office:value-type="float" office:value="5">
            <text:p>5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J. P. G. Kamp</text:p>
          </table:table-cell>
          <table:table-cell office:value-type="string">
            <text:p>Turftorenstraat 31</text:p>
          </table:table-cell>
          <table:table-cell office:value-type="string">
            <text:p>9712 BN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98INGB0009166502</text:p>
          </table:table-cell>
          <table:table-cell office:value-type="string">
            <text:p>6-9-2017</text:p>
          </table:table-cell>
          <table:table-cell office:value-type="string">
            <text:p>380391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M. Overgaauw</text:p>
          </table:table-cell>
          <table:table-cell office:value-type="string">
            <text:p>Siriusstraat 41</text:p>
          </table:table-cell>
          <table:table-cell office:value-type="string">
            <text:p>9742 KV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18ABNA0984078525</text:p>
          </table:table-cell>
          <table:table-cell office:value-type="string">
            <text:p>28-9-2015</text:p>
          </table:table-cell>
          <table:table-cell office:value-type="string">
            <text:p>2241803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A.R. Rolfs</text:p>
          </table:table-cell>
          <table:table-cell office:value-type="string">
            <text:p>S.O.J. Palmelaan 149</text:p>
          </table:table-cell>
          <table:table-cell office:value-type="string">
            <text:p>9728 V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DE13200300000015414352</text:p>
          </table:table-cell>
          <table:table-cell office:value-type="string">
            <text:p>4-10-2012</text:p>
          </table:table-cell>
          <table:table-cell office:value-type="string">
            <text:p>2352737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K. A. Ruiter</text:p>
          </table:table-cell>
          <table:table-cell office:value-type="string">
            <text:p>Petrus Campersingel 181A</text:p>
          </table:table-cell>
          <table:table-cell office:value-type="string">
            <text:p>9713 AK 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54ASNB0706696018</text:p>
          </table:table-cell>
          <table:table-cell office:value-type="string">
            <text:p>15-1-2018</text:p>
          </table:table-cell>
          <table:table-cell office:value-type="string">
            <text:p>3524809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P. Schwitzky</text:p>
          </table:table-cell>
          <table:table-cell office:value-type="string">
            <text:p>Parkweg 83</text:p>
          </table:table-cell>
          <table:table-cell office:value-type="string">
            <text:p>9725 ED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67INGB0757635938</text:p>
          </table:table-cell>
          <table:table-cell office:value-type="string">
            <text:p>31-1-2012</text:p>
          </table:table-cell>
          <table:table-cell office:value-type="string">
            <text:p>148701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L.C. Sluis</text:p>
          </table:table-cell>
          <table:table-cell office:value-type="string">
            <text:p>Oosterstraat 19A-10</text:p>
          </table:table-cell>
          <table:table-cell office:value-type="string">
            <text:p>9711 NN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54INGB0009396408</text:p>
          </table:table-cell>
          <table:table-cell office:value-type="string">
            <text:p>13-9-2010</text:p>
          </table:table-cell>
          <table:table-cell office:value-type="string">
            <text:p>285905</text:p>
          </table:table-cell>
          <table:table-cell office:value-type="float" office:value="2">
            <text:p>2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L. A. Stam</text:p>
          </table:table-cell>
          <table:table-cell office:value-type="string">
            <text:p>Spicastraat 9</text:p>
          </table:table-cell>
          <table:table-cell office:value-type="string">
            <text:p>9742 LR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12RABO0341828130</text:p>
          </table:table-cell>
          <table:table-cell office:value-type="string">
            <text:p>27-10-2016</text:p>
          </table:table-cell>
          <table:table-cell office:value-type="string">
            <text:p>2996456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M.M.H. Uitert</text:p>
          </table:table-cell>
          <table:table-cell office:value-type="string">
            <text:p>Fultsemaheerd 67</text:p>
          </table:table-cell>
          <table:table-cell office:value-type="string">
            <text:p>9736 CS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86INGB0009163905</text:p>
          </table:table-cell>
          <table:table-cell office:value-type="string">
            <text:p>6-9-2016</text:p>
          </table:table-cell>
          <table:table-cell office:value-type="string">
            <text:p>2819937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A.M. Vegter</text:p>
          </table:table-cell>
          <table:table-cell office:value-type="string">
            <text:p>Van der Doesstraat 1A</text:p>
          </table:table-cell>
          <table:table-cell office:value-type="string">
            <text:p>9726 GX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65ABNA0491336594</text:p>
          </table:table-cell>
          <table:table-cell office:value-type="string">
            <text:p>21-9-2015</text:p>
          </table:table-cell>
          <table:table-cell office:value-type="string">
            <text:p>2397811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E. A. Zwanenburg</text:p>
          </table:table-cell>
          <table:table-cell office:value-type="string">
            <text:p>Grote Beerstraat 206-C16</text:p>
          </table:table-cell>
          <table:table-cell office:value-type="string">
            <text:p>9742 S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30INGB0002283442</text:p>
          </table:table-cell>
          <table:table-cell office:value-type="string">
            <text:p>20-9-2017</text:p>
          </table:table-cell>
          <table:table-cell office:value-type="string">
            <text:p>2539241</text:p>
          </table:table-cell>
          <table:table-cell office:value-type="float" office:value="4.5">
            <text:p>4,5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>
          <table:table-cell office:value-type="string">
            <text:p>J. Dijkstra</text:p>
          </table:table-cell>
          <table:table-cell office:value-type="string">
            <text:p>Berilstraat 1</text:p>
          </table:table-cell>
          <table:table-cell office:value-type="string">
            <text:p>9743 HX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 office:value-type="string">
            <text:p>NL87INGB0002805925</text:p>
          </table:table-cell>
          <table:table-cell office:value-type="string">
            <text:p>26-2-2018</text:p>
          </table:table-cell>
          <table:table-cell office:value-type="string">
            <text:p>2645394</text:p>
          </table:table-cell>
          <table:table-cell office:value-type="float" office:value="3">
            <text:p>3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3141.2" table:style-name="ta2" table:print="false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Excel_20_Built-in_20_Normal"/>
        <table:table-row table:style-name="ro1">
          <table:table-cell office:value-type="string">
            <text:p>Naam Tegenrekening</text:p>
          </table:table-cell>
          <table:table-cell office:value-type="string">
            <text:p>Straat Tegenrekening</text:p>
          </table:table-cell>
          <table:table-cell office:value-type="string">
            <text:p>Postcode Tegenrekening</text:p>
          </table:table-cell>
          <table:table-cell office:value-type="string">
            <text:p>Woonplaats Tegenrekening</text:p>
          </table:table-cell>
          <table:table-cell office:value-type="string">
            <text:p>Land Tegenrekening</text:p>
          </table:table-cell>
          <table:table-cell office:value-type="string">
            <text:p>IBAN Tegenrekening</text:p>
          </table:table-cell>
          <table:table-cell office:value-type="string">
            <text:p>Ondertekeningsdatum Mandaat</text:p>
          </table:table-cell>
          <table:table-cell office:value-type="string">
            <text:p>Mandaat Id</text:p>
          </table:table-cell>
          <table:table-cell office:value-type="string">
            <text:p>Bedrag</text:p>
          </table:table-cell>
          <table:table-cell office:value-type="string">
            <text:p>Incassodatum</text:p>
          </table:table-cell>
          <table:table-cell office:value-type="string">
            <text:p>Soort Incasso</text:p>
          </table:table-cell>
          <table:table-cell office:value-type="string">
            <text:p>Omschrijving</text:p>
          </table:table-cell>
          <table:table-cell table:number-columns-repeated="1012"/>
        </table:table-row>
        <table:table-row table:style-name="ro1">
          <table:table-cell office:value-type="string">
            <text:p>J. Hietbrink</text:p>
          </table:table-cell>
          <table:table-cell office:value-type="string">
            <text:p>Lage der A 3</text:p>
          </table:table-cell>
          <table:table-cell office:value-type="string">
            <text:p>9718 B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/>
          <table:table-cell office:value-type="string">
            <text:p>1-1-2008</text:p>
          </table:table-cell>
          <table:table-cell/>
          <table:table-cell office:value-type="string">
            <text:p>150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3141.3" table:style-name="ta3" table:print="false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Excel_20_Built-in_20_Normal"/>
        <table:table-row table:style-name="ro1">
          <table:table-cell office:value-type="string">
            <text:p>Naam Tegenrekening</text:p>
          </table:table-cell>
          <table:table-cell office:value-type="string">
            <text:p>Straat Tegenrekening</text:p>
          </table:table-cell>
          <table:table-cell office:value-type="string">
            <text:p>Postcode Tegenrekening</text:p>
          </table:table-cell>
          <table:table-cell office:value-type="string">
            <text:p>Woonplaats Tegenrekening</text:p>
          </table:table-cell>
          <table:table-cell office:value-type="string">
            <text:p>Land Tegenrekening</text:p>
          </table:table-cell>
          <table:table-cell office:value-type="string">
            <text:p>IBAN Tegenrekening</text:p>
          </table:table-cell>
          <table:table-cell office:value-type="string">
            <text:p>Ondertekeningsdatum Mandaat</text:p>
          </table:table-cell>
          <table:table-cell office:value-type="string">
            <text:p>Mandaat Id</text:p>
          </table:table-cell>
          <table:table-cell office:value-type="string">
            <text:p>Bedrag</text:p>
          </table:table-cell>
          <table:table-cell office:value-type="string">
            <text:p>Incassodatum</text:p>
          </table:table-cell>
          <table:table-cell office:value-type="string">
            <text:p>Soort Incasso</text:p>
          </table:table-cell>
          <table:table-cell office:value-type="string">
            <text:p>Omschrijving</text:p>
          </table:table-cell>
          <table:table-cell table:number-columns-repeated="1012"/>
        </table:table-row>
        <table:table-row table:style-name="ro1">
          <table:table-cell office:value-type="string">
            <text:p>J. Hietbrink</text:p>
          </table:table-cell>
          <table:table-cell office:value-type="string">
            <text:p>Lage der A 3</text:p>
          </table:table-cell>
          <table:table-cell office:value-type="string">
            <text:p>9718 B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/>
          <table:table-cell office:value-type="string">
            <text:p>1-1-2008</text:p>
          </table:table-cell>
          <table:table-cell/>
          <table:table-cell office:value-type="string">
            <text:p>150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3141.4" table:style-name="ta4" table:print="false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Excel_20_Built-in_20_Normal"/>
        <table:table-row table:style-name="ro1">
          <table:table-cell office:value-type="string">
            <text:p>Naam Tegenrekening</text:p>
          </table:table-cell>
          <table:table-cell office:value-type="string">
            <text:p>Straat Tegenrekening</text:p>
          </table:table-cell>
          <table:table-cell office:value-type="string">
            <text:p>Postcode Tegenrekening</text:p>
          </table:table-cell>
          <table:table-cell office:value-type="string">
            <text:p>Woonplaats Tegenrekening</text:p>
          </table:table-cell>
          <table:table-cell office:value-type="string">
            <text:p>Land Tegenrekening</text:p>
          </table:table-cell>
          <table:table-cell office:value-type="string">
            <text:p>IBAN Tegenrekening</text:p>
          </table:table-cell>
          <table:table-cell office:value-type="string">
            <text:p>Ondertekeningsdatum Mandaat</text:p>
          </table:table-cell>
          <table:table-cell office:value-type="string">
            <text:p>Mandaat Id</text:p>
          </table:table-cell>
          <table:table-cell office:value-type="string">
            <text:p>Bedrag</text:p>
          </table:table-cell>
          <table:table-cell office:value-type="string">
            <text:p>Incassodatum</text:p>
          </table:table-cell>
          <table:table-cell office:value-type="string">
            <text:p>Soort Incasso</text:p>
          </table:table-cell>
          <table:table-cell office:value-type="string">
            <text:p>Omschrijving</text:p>
          </table:table-cell>
          <table:table-cell table:number-columns-repeated="1012"/>
        </table:table-row>
        <table:table-row table:style-name="ro1">
          <table:table-cell office:value-type="string">
            <text:p>J. Hietbrink</text:p>
          </table:table-cell>
          <table:table-cell office:value-type="string">
            <text:p>Lage der A 3</text:p>
          </table:table-cell>
          <table:table-cell office:value-type="string">
            <text:p>9718 B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/>
          <table:table-cell office:value-type="string">
            <text:p>1-1-2008</text:p>
          </table:table-cell>
          <table:table-cell/>
          <table:table-cell office:value-type="string">
            <text:p>150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3141.5" table:style-name="ta5" table:print="false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Excel_20_Built-in_20_Normal"/>
        <table:table-row table:style-name="ro1">
          <table:table-cell office:value-type="string">
            <text:p>Naam Tegenrekening</text:p>
          </table:table-cell>
          <table:table-cell office:value-type="string">
            <text:p>Straat Tegenrekening</text:p>
          </table:table-cell>
          <table:table-cell office:value-type="string">
            <text:p>Postcode Tegenrekening</text:p>
          </table:table-cell>
          <table:table-cell office:value-type="string">
            <text:p>Woonplaats Tegenrekening</text:p>
          </table:table-cell>
          <table:table-cell office:value-type="string">
            <text:p>Land Tegenrekening</text:p>
          </table:table-cell>
          <table:table-cell office:value-type="string">
            <text:p>IBAN Tegenrekening</text:p>
          </table:table-cell>
          <table:table-cell office:value-type="string">
            <text:p>Ondertekeningsdatum Mandaat</text:p>
          </table:table-cell>
          <table:table-cell office:value-type="string">
            <text:p>Mandaat Id</text:p>
          </table:table-cell>
          <table:table-cell office:value-type="string">
            <text:p>Bedrag</text:p>
          </table:table-cell>
          <table:table-cell office:value-type="string">
            <text:p>Incassodatum</text:p>
          </table:table-cell>
          <table:table-cell office:value-type="string">
            <text:p>Soort Incasso</text:p>
          </table:table-cell>
          <table:table-cell office:value-type="string">
            <text:p>Omschrijving</text:p>
          </table:table-cell>
          <table:table-cell table:number-columns-repeated="1012"/>
        </table:table-row>
        <table:table-row table:style-name="ro1">
          <table:table-cell office:value-type="string">
            <text:p>J. Hietbrink</text:p>
          </table:table-cell>
          <table:table-cell office:value-type="string">
            <text:p>Lage der A 3</text:p>
          </table:table-cell>
          <table:table-cell office:value-type="string">
            <text:p>9718 BJ</text:p>
          </table:table-cell>
          <table:table-cell office:value-type="string">
            <text:p>Groningen</text:p>
          </table:table-cell>
          <table:table-cell office:value-type="string">
            <text:p>Nederland</text:p>
          </table:table-cell>
          <table:table-cell/>
          <table:table-cell office:value-type="string">
            <text:p>1-1-2008</text:p>
          </table:table-cell>
          <table:table-cell/>
          <table:table-cell office:value-type="string">
            <text:p>19,00</text:p>
          </table:table-cell>
          <table:table-cell office:value-type="string">
            <text:p>1-10-2018</text:p>
          </table:table-cell>
          <table:table-cell office:value-type="string">
            <text:p>Terugkerend</text:p>
          </table:table-cell>
          <table:table-cell office:value-type="string">
            <text:p>Incasso/collection 123141 2018-2019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'123141.1'.A1:'123141.1'.L25" table:display-filter-buttons="true"/>
        <table:database-range table:name="Table11" table:target-range-address="'123141.2'.A1:'123141.2'.L2" table:display-filter-buttons="true"/>
        <table:database-range table:name="Table12" table:target-range-address="'123141.3'.A1:'123141.3'.L2" table:display-filter-buttons="true"/>
        <table:database-range table:name="Table13" table:target-range-address="'123141.4'.A1:'123141.4'.L2" table:display-filter-buttons="true"/>
        <table:database-range table:name="Table14" table:target-range-address="'123141.5'.A1:'123141.5'.L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-09-2018</text:date>, <text:time>10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23141.1" style:display-name="PageStyle_12314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3141.2" style:display-name="PageStyle_12314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3141.3" style:display-name="PageStyle_12314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3141.4" style:display-name="PageStyle_12314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3141.5" style:display-name="PageStyle_123141.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0:56:24.30</dc:date>
    <dc:creator>Matthijs Spaan</dc:creator>
    <meta:document-statistic meta:table-count="5" meta:cell-count="384" meta:object-count="0"/>
    <meta:generator>OpenOffice/4.1.3$Win32 OpenOffice.org_project/413m1$Build-9783</meta:generator>
  </office:meta>
</office:document-meta>
</file>